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1">
      <style:text-properties style:text-line-through-style="solid"/>
    </style:style>
    <style:style style:name="P6" style:family="paragraph" style:parent-style-name="Standard" style:list-style-name="L3"/>
    <style:style style:name="P7" style:family="paragraph" style:parent-style-name="Standard" style:list-style-name="L4"/>
    <style:style style:name="P8" style:family="paragraph" style:parent-style-name="Standard">
      <style:text-properties fo:font-style="normal" style:font-style-asian="normal" style:font-style-complex="normal"/>
    </style:style>
    <style:style style:name="T1" style:family="text">
      <style:text-properties style:text-line-through-style="solid"/>
    </style:style>
    <style:style style:name="T2" style:family="text">
      <style:text-properties fo:font-variant="normal" fo:text-transform="none" fo:color="#1d2129" style:font-name="Helvetica Neue" fo:font-size="9pt" fo:letter-spacing="normal" fo:font-style="normal" fo:font-weight="normal"/>
    </style:style>
    <style:style style:name="T3" style:family="text">
      <style:text-properties fo:font-variant="normal" fo:text-transform="none" fo:color="#1d2129" fo:letter-spacing="normal"/>
    </style:style>
    <style:style style:name="T4" style:family="text">
      <style:text-properties fo:font-style="normal" style:font-style-asian="normal" style:font-style-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mbucha batch #1 started on 12/1/16</text:p>
      <text:p text:style-name="Standard"/>
      <text:p text:style-name="Standard">We boiled 4 cups water in the copper bottom pot. We worried about cracking the glass by pouring in the hot water, so we let the water cool down some, rinsed the outside of the brewer with warm water, and placed a metal spoon in the brewer to conduct some of the heat. No problems when pouring the hot water in.</text:p>
      <text:p text:style-name="Standard"/>
      <text:p text:style-name="Standard">Put 2 T loose tea in cheesecloth tied with twine. Before the brewing time was up, we realized that the tea might be wrapped too tightly to expand, so we cut it open and dumped the tea into one of the muslin bags that came with the kit (that we didn't see until we'd already put the tea into the cheesecloth). So we brewed the tea a little long than 10 minutes because of the tea bag change.</text:p>
      <text:p text:style-name="Standard"/>
      <text:p text:style-name="Standard">Even after adding 6 cups of cool water, the tea was 90 degrees, so we let it sit for 3 hours to come down below 80. Then we put in the starter tea and the scoby, spilling a bit of the starter tea, but not too much, covered it with the black handkerchief, and put it in the walk-in closet. Now we wait.</text:p>
      <text:p text:style-name="Standard"/>
      <text:p text:style-name="Standard">First taste on 12/4. Tastes good, but sweet and not yet vinegary.</text:p>
      <text:p text:style-name="Standard">Next taste on 12/6. Baby SCOBY starting to form. Just a bit of vinegar taste.</text:p>
      <text:p text:style-name="Standard">Next taste on 12/7. This time we remembered the pH strip. measured out between 4 and 5. Getting that vinegar taste.</text:p>
      <text:p text:style-name="Standard">12/9. Vinegary and a bit of bite that may be some carbonation already starting. pH strip doesn't look much different. Baby SCOBY getting pretty big. Almost covers the entire top.</text:p>
      <text:p text:style-name="Standard"/>
      <text:p text:style-name="Standard">12/14 I think we will be bottling today! In preparation for our next batch, I washed out the new 1-gallon brewing jar and set out 2 x 4-cup water batches to allow the chlorine gas to escape (set out at 6:45).</text:p>
      <text:p text:style-name="Standard">It's now 2 pm and we are ready to start. We tasted the brew and feel like it is ready. Tangy and just barely sweet. Mark has removed the baby and mother SCOBYs and we placed them in a glass pie pan with about a 1/2 cup of tea. We bottled 4 x 16 oz bottles and will use the rest for our next batch of 2 x 1 gallon. Here are the flavors:</text:p>
      <text:list xml:id="list690057263721427734" text:style-name="L1">
        <text:list-item>
          <text:p text:style-name="P3">plain</text:p>
        </text:list-item>
        <text:list-item>
          <text:p text:style-name="P3">mango (4g dried mango)</text:p>
        </text:list-item>
        <text:list-item>
          <text:p text:style-name="P3">lemon ginger (4 g dried sugared ginger and about 2 T lemon juice from our neighbor's tree)</text:p>
        </text:list-item>
        <text:list-item>
          <text:p text:style-name="P3">cranberry (4 g, about 5, dried berries)</text:p>
        </text:list-item>
      </text:list>
      <text:p text:style-name="Standard">Next, we made the next 2 brews using the original SCOBY and the baby. We combined instructions from our kit with the book Mark found. We sat out 2 x 4-cup measures of water for 6 hours to allow the chlorine to escape. Then brought each batch of water just to a boil and used 2 T tea in the bags (both from the original kit) and steeped them for 10 minutes. I used the 1/2 gallon bottle that I used to make flavored vinegar in to stir in the sugar. Once the sugar dissolved, I added ice to cool each brew to 75-80 degrees. We had already put the SCOBYs and starter tea in each gallon container. We used 2 cups of starter tea each, and I realized later that for a 1-gallon brew, the Get Kombucha directions call for only 1 cup. To these, we added the brew + 4 cups filtered cool water:</text:p>
      <text:list xml:id="list2995312097797894689" text:style-name="L2">
        <text:list-item>
          <text:p text:style-name="P4">Mom brew – regular cane sugar</text:p>
        </text:list-item>
        <text:list-item>
          <text:p text:style-name="P4">Baby brew – coconut sugar</text:p>
        </text:list-item>
      </text:list>
      <text:p text:style-name="Standard">We did a little research and decided to sweeten one batch with coconut sugar. This produced a much darker and richer tasting tea. The flavor is reminiscent of molasses. It will be interesting to see how this one turns out! Then on with the linen covers and back in the same spot in the big closet. </text:p>
      <text:p text:style-name="Standard">12/16 We put the plain bottle in the fridge (bottling + 48 hours) and tasted it in the evening. It was <text:soft-page-break/>good, but only had a slight carbonation effect. We drank that bottle a little at a time combining it with Buddha's Brew to add more carbonation. Still, the flavor of the brew itself was very good.</text:p>
      <text:p text:style-name="Standard">12/19 We put the mango bottle in the fridge this morning (bottling + 4.5 days).</text:p>
      <text:p text:style-name="Standard">12/20 Today we tasted batch 2 (day 6), and they are both quite sweet. The batch made with coconut sugar has such a deep flavor that I am so excited to see how it turns out.</text:p>
      <text:p text:style-name="Standard">Today we also drank the mango flavor from batch 1. It was so good that Mark dubbed our budding company the Armand Bayou Kombucha Company, ha ha. It was slightly fizzy, so we are waiting another couple of days before we put either of the last 2 bottles in the fridge.</text:p>
      <text:p text:style-name="Standard">12/21 Put the lemon ginger in the fridge before bed. Bottling + 7 days</text:p>
      <text:p text:style-name="Standard">12/22 Had the lemon ginger this morning. WOW! Really fantastic. Perfect amount of fermentation and carbonation!! And so tasty! It's on the edge of too gingery for Mark, so we definitely want to stay with that amount of ginger for future bottles. Maybe put a bit more lemon juice and add mint as well. Last bottle (cranberry) going in the fridge now. Bottling + 7.5 days</text:p>
      <text:p text:style-name="Standard">12/23 WOW WOW WOW! The cranberry was perfect! Actually, it was not our favorite flavor, but the carbonation was spot on. We hit a winner there with the last bottle. I can see that we will let our secondary fermentation go at least a week in the individual bottles. I don't know if the half-gallon bottles will require longer secondary fermentation, but we should be bottling one of those with batch 3.</text:p>
      <text:p text:style-name="Standard">Also found DeFalco's Home Brewing in Clear Lake. They carry the 1-gallon glass wide mouth for 5.99 compared with $9+ on Amazon, so we went over there and picked up 2 more for batch 3.</text:p>
      <text:p text:style-name="Standard">We tasted batch 2 and tested the ph with the last two strips. Still pretty sweet tasting, but we can see the SCOBYs doing their work! Estimating Tuesday for the next bottling. I'm glad Mark went ahead and bought more Buddha's Brew this week!</text:p>
      <text:p text:style-name="Standard">12/27 We tasted batch 2 again and are ready for bottling! The coconut sugar brew is still a deep brown and has lost most of the molasses feel. They both are nicely vinegary. Interestingly, the baby SCOBY looks at least the size of the momma! We can't tell for sure if there are two new baby SCOBYs, but we are prepared if so with the 2 new gallon jars we bought last week, cleaned and ready to go.</text:p>
      <text:p text:style-name="Standard">For batch 2 flavors, we will stick with the same flavors from batch 1 for the coconut sugar brew:</text:p>
      <text:list xml:id="list40246830" text:continue-list="list690057263721427734" text:style-name="L1">
        <text:list-item>
          <text:p text:style-name="P3">plain</text:p>
        </text:list-item>
        <text:list-item>
          <text:p text:style-name="P3"><text:span text:style-name="T1">mango (4g dried mango)</text:span> miscalculated how much mango we had and had already used it all for cane sugar brew</text:p>
        </text:list-item>
        <text:list-item>
          <text:p text:style-name="P3">lemon ginger (4 g dried sugared ginger and about 2 T lemon juice from our neighbor's tree) x 4 (decided to go this route since this was Lee's favorite flavor and Mark's second favorite from batch 1)</text:p>
        </text:list-item>
        <text:list-item>
          <text:p text:style-name="P5">cranberry (4 g, about 5, dried berries)</text:p>
        </text:list-item>
      </text:list>
      <text:p text:style-name="Standard">And we'll go with the following for the cane sugar brew:</text:p>
      <text:list xml:id="list40251715" text:continue-numbering="true" text:style-name="L1">
        <text:list-item>
          <text:p text:style-name="P3">pineapple (4 g)</text:p>
        </text:list-item>
        <text:list-item>
          <text:p text:style-name="P3">mango (4g dried mango)</text:p>
        </text:list-item>
        <text:list-item>
          <text:p text:style-name="P3">lemon ginger (4g dried sugared ginger and about 2 T lemon juice from our neighbor's tree)</text:p>
        </text:list-item>
        <text:list-item>
          <text:p text:style-name="P3">mango (4g dried mango) + 10 energy bits</text:p>
        </text:list-item>
      </text:list>
      <text:p text:style-name="Standard"/>
      <text:p text:style-name="Standard">Need to add batch 3 details below:</text:p>
      <text:p text:style-name="Standard">As we bottled batch 2, we started brewing batch 3. I sat out both 4 cup measuring cups and one of the new 1-gallon brewing jars filled with tap water in the morning. The bottling and brewing commenced a little after 2 PM. We used the Get Kombucha tea blend and recipe with the cane sugar for all 3 gallons of brew. The baby SCOBY was pretty good size and had produced a baby SCOBY. The original SCOBY had also produced another baby, so we combined the 2 babies and used the original and previous baby for the 3 gallons.</text:p>
      <text:p text:style-name="Standard">12/31 Put plain coconut bottle in fridge (bottling + 4 days)</text:p>
      <text:p text:style-name="Standard"><text:soft-page-break/>1/1 Drank the plain coconut. It was already quite carbonated, so we put all the other coconut sugar bottles in the fridge today (bottling + 5 days).</text:p>
      <text:p text:style-name="Standard">Also tasted the baby+baby brew. Still sweet but already getting the vinegary taste, so it looks like it will be a good batch. Mark looked up buying just another SCOBY and found one on Prime for $7.45. We will probably order one of these for the next batch. We will need to make sure we have enough dried fruit for the next bottling as we'll have 12-15 potential bottles.</text:p>
      <text:p text:style-name="Standard">1/2 Ordered another SCOBY and another 12 x 16 oz bottles today. They should arrive in time for our next bottling on Jan 9-10. </text:p>
      <text:p text:style-name="Standard">Drank our first coconut lemon ginger, and WOW, it was like Mount Vesuvius! As soon as the air hit the brew, it started foaming up out of the bottle. Tasted great! And there was so much carbonation that we could feel it hitting our faces as we drank, and the top looked alive (which of course, it is).</text:p>
      <text:p text:style-name="Standard">1/3 Drank another one of the coconut sugar lemon gingers today. We were ready for the carbonation today and opened over the sink. I also streamed it live on Facebook, which generated 4 live viewers and lots of comments and questions. Mark had gotten lots of questions on his picture yesterday, so we explained a few things in this video based on those questions. </text:p>
      <text:p text:style-name="Standard">Put all the cane sugar bottles from batch 2 in the fridge (bottling + 7 days) based on the carbonation of the coconut sugar bottles and when we put the batch 1 bottles in the fridge. </text:p>
      <text:p text:style-name="Standard">1/4 Drank the cane sugar bottle with <text:s/>mango + energy bits. It had audible sounds on opening. Didn't foam over, like the coconut sugar brews, but did form a head in the glasses. Very tasty! Energy bits dissolved about half way, so we are looking into powdered spirulina for new batch.</text:p>
      <text:p text:style-name="Standard">Tasted all 3 brews from batch 3 today. Mark started noticed how many bubbles are in the bottom of the shotglass.</text:p>
      <text:p text:style-name="Standard">New baby: still a little sweet. Getting quite vinegary. More bubbles than the baby.</text:p>
      <text:p text:style-name="Standard">Baby: Fewer bubbles. Tastes a bit more vinegary to me.</text:p>
      <text:p text:style-name="Standard">Mom: Bubble more on the top of shotglass. Sweetest taste of all the brews.</text:p>
      <text:p text:style-name="Standard">We may end up needing to bottle baby and new baby before mom. We should probably taste every other day from here on out.</text:p>
      <text:p text:style-name="Standard">1/7 brew tasting: new baby = ready to bottle, baby = probably ready monday or tuesday, mom = probably need another 5-7 days</text:p>
      <text:p text:style-name="Standard">We have started filming video and getting lots of questions and interest from friends. So far Gerry Barnett has gotten a kit and Angela Stagg told me she is going to order a kit. Kelley Delaney mentioned that her GI doc recommended it to her for the GI issues she's been having. I think we need to keep on documenting what we're doing and posting to Facebook and our blogs. I think we may be on to something big here!!</text:p>
      <text:p text:style-name="Standard">Here's a snippet I want to include in a blog post: <text:span text:style-name="T3"> </text:span><text:span text:style-name="T2">I would say to start small, maybe 2 oz at a time a couple of times a day. Also try different brands if the first one doesn't taste wonderful to you. We've found that the flavor varies wildly between different brands.</text:span> </text:p>
      <text:p text:style-name="Standard"/>
      <text:p text:style-name="Standard">Bottling new baby, batch 3:</text:p>
      <text:list xml:id="list2091699158213138978" text:style-name="L3">
        <text:list-item>
          <text:p text:style-name="P6">lemon ginger (6 g dried sugared ginger and about 2 T lemon juice from our neighbor's tree) x 3 </text:p>
        </text:list-item>
      </text:list>
      <text:list xml:id="list40256143" text:continue-list="list40251715" text:style-name="L1">
        <text:list-item>
          <text:p text:style-name="P3">pineapple (8 g)</text:p>
        </text:list-item>
        <text:list-item>
          <text:p text:style-name="P3">grapefruit (2 T)</text:p>
        </text:list-item>
        <text:list-item>
          <text:p text:style-name="P3">plain</text:p>
        </text:list-item>
      </text:list>
      <text:p text:style-name="Standard">This brew was already fairly carbonated. The bottles with citrus were especially foamy.</text:p>
      <text:p text:style-name="Standard">We decided to go with the entire SCOBY for 1 new brew. This one is mostly cane sugar with ~1/4 cup of coconut sugar. We need to get more sugar! LOL!</text:p>
      <text:p text:style-name="Standard">Need more sugar. Order loose green tea. Go to DeFalco's for 4 more 1-gallon jars.</text:p>
      <text:p text:style-name="P1">Add more details!!!<text:span text:style-name="T4"> We started the first brew jar of batch 4 after bottling. We didn't quite have a cup of sugar, so we topped it off with the last of the coconut sugar. We have enough tea blend left for 4 more </text:span><text:soft-page-break/><text:span text:style-name="T4">gallon brews, so I really need to decide on some loose green tea to add to the Rwandan black tea, although we could decide to go all black tea for a jar or two.</text:span></text:p>
      <text:p text:style-name="P2"/>
      <text:p text:style-name="P2">1/8/17 Drank the last of the coconut sugar bottles and got a good shower on opening! Found KT drops on a handkerchief 3 feet away from the sink.</text:p>
      <text:p text:style-name="P2">Originally scheduled to put first bottle of batch 3 in fridge 48 hours after bottling, but decided to put one in fridge about 18 hours after bottling because it had been quite fizzy during bottling and I read that ginger produces lots of CO2. We were going to try it Sunday evening but were too tired.</text:p>
      <text:p text:style-name="P2">1/9/17 Drinking first bottle of batch 3: very tasty and not much secondary carbonation. Think we will wait til the end of the week to refrigerate the rest of the bottles.</text:p>
      <text:p text:style-name="P2">Eric at the office asked about making kombucha. He had seen some of the videos/pics and is interested. His wife, Jane, is a kombucha drinker. He asked about sampling some of ours, so I may take a bottle in on Friday and let people try it.</text:p>
      <text:p text:style-name="P2">1/11/17 Tasted batch 3 baby and mom. Baby is ready to go and has a good size new baby. We still need sugar, so we will get it today and bottle this afternoon when I get back from the office. Mom still tastes pretty sweet, so we will wait.</text:p>
      <text:p text:style-name="P2">We got the new SCOBY on Monday, so if the new new baby isn't big enough to support a gallon brew, we will keep it together with baby and use the new SCOBY for another brew in batch 4.</text:p>
      <text:p text:style-name="Standard">Bottling baby, batch 3:</text:p>
      <text:list xml:id="list40245325" text:continue-list="list2091699158213138978" text:style-name="L3">
        <text:list-item>
          <text:p text:style-name="P6">lemon ginger (6 g dried sugared ginger and about 2 T lemon juice from our neighbor's tree) </text:p>
        </text:list-item>
      </text:list>
      <text:list xml:id="list755895505919250910" text:style-name="L4">
        <text:list-item>
          <text:p text:style-name="P7">mango (6 g) x 2</text:p>
        </text:list-item>
        <text:list-item>
          <text:p text:style-name="P7">apricot (4-5 g) x 2</text:p>
        </text:list-item>
      </text:list>
      <text:p text:style-name="Standard">We have now bottled all of batch 3.</text:p>
      <text:p text:style-name="Standard">Brews below all refer to batch 4.</text:p>
      <text:p text:style-name="Standard">1/13/17 Had our first blowout today. It was a lemon ginger from the bottling on the 7<text:span text:style-name="T5">th</text:span>. Good thing we followed the advice of our KT mentors and had the bottles in a box to contain it. I guess we waited just a bit too long with this batch. This was the brew that was already very bubbly when we bottled. Even though the first bottle we tried after sitting out a day was not very carbonated, we probably should have at least put the other lemon ginger bottles in the fridge by day 4. Today is bottling + 6 days. Surprisingly to me, the bottle blew from the bottom, not the top. We went ahead and put the bottle of lemon ginger from 1/11/17 batch in the fridge today, too.</text:p>
      <text:p text:style-name="Standard">1/15/17 Put the remaining 4 batch 3 bottles in the fridge. When we get back from the marathon today, we need to taste new baby batch 4 since it has been 8 days.</text:p>
      <text:p text:style-name="Standard">1/16/17 We were too tired to taste yesterday after helping out at the marathon. This is our first taste since brewing new baby on the 7<text:span text:style-name="T5">th</text:span>. Lots of bubbles, good smell. Definitely can be bottled tonight and could wait until tomorrow if we are too tired tonight. </text:p>
      <text:p text:style-name="Standard">We still need to get more gallon jars from DeFalco's. Mark says that baby SCOBY looks to have separated a new SCOBY, so we should get 2 jars when we bottle that batch.</text:p>
      <text:p text:style-name="P2">1/17/17 Too tired to bottle!</text:p>
      <text:p text:style-name="P2">1/18/17 Batch #4 wholesome cane sugar, new baby = rwandan black tea + 1 HCF green tea bag, new baby baby = last of Get Kombucha tea blend</text:p>
      <text:p text:style-name="P2">bottled 1<text:span text:style-name="T5">st</text:span> half-gallon flavored with 14 g mango diced + 1 16 oz bottle flavored with 2 oz pink grapefruit juice (fresh squeezed)</text:p>
      <text:p text:style-name="P2">tasting grapefruit KT from new baby batch 3 = very fizzy! see pic of head on the glass. and very tasty!</text:p>
      <text:p text:style-name="P2">1/19/17 Drank lemon ginger from NB3. Excellent fizz and flavor. Pretty tart, but not unpleasantly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07:04.88</meta:creation-date>
    <dc:date>2017-01-19T20:06:36.34</dc:date>
    <meta:editing-duration>P29DT9H37M6S</meta:editing-duration>
    <meta:editing-cycles>42</meta:editing-cycles>
    <meta:generator>OpenOffice.org/3.4$Win32 OpenOffice.org_project/340m1$Build-9590</meta:generator>
    <meta:print-date>2017-01-14T15:06:55.94</meta:print-date>
    <meta:document-statistic meta:table-count="0" meta:image-count="0" meta:object-count="0" meta:page-count="4" meta:paragraph-count="86" meta:word-count="2752" meta:character-count="14200"/>
  </office:meta>
</office:document-meta>
</file>